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style:font-name="Times New Roman"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style:font-name="Times New Roman" fo:color="#595959" fo:font-size="9pt" style:font-size-asian="9pt" style:font-size-complex="9pt"/>
    </style:style>
    <style:style style:name="T9" style:parent-style-name="DefaultParagraphFont" style:family="text">
      <style:text-properties style:font-name="Times New Roman"/>
    </style:style>
    <style:style style:name="P10" style:parent-style-name="Normal" style:family="paragraph">
      <style:paragraph-properties fo:text-align="end"/>
    </style:style>
    <style:style style:name="T11" style:parent-style-name="DefaultParagraphFont" style:family="text">
      <style:text-properties style:font-name="Times New Roman" fo:text-transform="uppercase" fo:color="#156082"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style:font-name="Times New Roman" fo:color="#404040" fo:font-size="18pt" style:font-size-asian="18pt" style:font-size-complex="18pt"/>
    </style:style>
    <style:style style:name="P14" style:parent-style-name="Normal" style:family="paragraph">
      <style:paragraph-properties fo:break-before="page"/>
    </style:style>
    <style:style style:name="P15" style:parent-style-name="TOCHeading" style:family="paragraph">
      <style:text-properties style:font-name="Times New Roman"/>
    </style:style>
    <style:style style:name="P16" style:parent-style-name="TOC1" style:family="paragraph">
      <style:paragraph-properties>
        <style:tab-stops>
          <style:tab-stop style:type="right" style:leader-style="dotted" style:leader-text="." style:position="7.493in"/>
        </style:tab-stops>
      </style:paragraph-properties>
    </style:style>
    <style:style style:name="T17" style:parent-style-name="Hyperlink" style:family="text">
      <style:text-properties style:font-name="Times New Roman"/>
    </style:style>
    <style:style style:name="T18" style:parent-style-name="DefaultParagraphFont" style:family="text">
      <style:text-properties style:font-name="Times New Roman"/>
    </style:style>
    <style:style style:name="T19" style:parent-style-name="DefaultParagraphFont" style:family="text">
      <style:text-properties style:font-name="Times New Roman"/>
    </style:style>
    <style:style style:name="P20" style:parent-style-name="TOC1" style:family="paragraph">
      <style:paragraph-properties>
        <style:tab-stops>
          <style:tab-stop style:type="right" style:leader-style="dotted" style:leader-text="." style:position="7.493in"/>
        </style:tab-stops>
      </style:paragraph-properties>
    </style:style>
    <style:style style:name="T21" style:parent-style-name="Hyperlink" style:family="text">
      <style:text-properties style:font-name="Times New Roman"/>
    </style:style>
    <style:style style:name="T22" style:parent-style-name="DefaultParagraphFont" style:family="text">
      <style:text-properties style:font-name="Times New Roman"/>
    </style:style>
    <style:style style:name="T23" style:parent-style-name="DefaultParagraphFont" style:family="text">
      <style:text-properties style:font-name="Times New Roman"/>
    </style:style>
    <style:style style:name="P24" style:parent-style-name="TOC1" style:family="paragraph">
      <style:paragraph-properties>
        <style:tab-stops>
          <style:tab-stop style:type="right" style:leader-style="dotted" style:leader-text="." style:position="7.493in"/>
        </style:tab-stops>
      </style:paragraph-properties>
    </style:style>
    <style:style style:name="T25" style:parent-style-name="Hyperlink" style:family="text">
      <style:text-properties style:font-name="Times New Roman"/>
    </style:style>
    <style:style style:name="T26" style:parent-style-name="DefaultParagraphFont" style:family="text">
      <style:text-properties style:font-name="Times New Roman"/>
    </style:style>
    <style:style style:name="T27" style:parent-style-name="DefaultParagraphFont" style:family="text">
      <style:text-properties style:font-name="Times New Roman"/>
    </style:style>
    <style:style style:name="P28" style:parent-style-name="TOC2" style:family="paragraph">
      <style:paragraph-properties>
        <style:tab-stops>
          <style:tab-stop style:type="right" style:leader-style="dotted" style:leader-text="." style:position="7.3263in"/>
        </style:tab-stops>
      </style:paragraph-properties>
    </style:style>
    <style:style style:name="T29" style:parent-style-name="Hyperlink" style:family="text">
      <style:text-properties style:font-name="Times New Roman"/>
    </style:style>
    <style:style style:name="T30" style:parent-style-name="DefaultParagraphFont" style:family="text">
      <style:text-properties style:font-name="Times New Roman"/>
    </style:style>
    <style:style style:name="T31" style:parent-style-name="DefaultParagraphFont" style:family="text">
      <style:text-properties style:font-name="Times New Roman"/>
    </style:style>
    <style:style style:name="P32" style:parent-style-name="TOC2" style:family="paragraph">
      <style:paragraph-properties>
        <style:tab-stops>
          <style:tab-stop style:type="right" style:leader-style="dotted" style:leader-text="." style:position="7.3263in"/>
        </style:tab-stops>
      </style:paragraph-properties>
    </style:style>
    <style:style style:name="T33" style:parent-style-name="Hyperlink" style:family="text">
      <style:text-properties style:font-name="Times New Roman"/>
    </style:style>
    <style:style style:name="T34" style:parent-style-name="DefaultParagraphFont" style:family="text">
      <style:text-properties style:font-name="Times New Roman"/>
    </style:style>
    <style:style style:name="T35" style:parent-style-name="DefaultParagraphFont" style:family="text">
      <style:text-properties style:font-name="Times New Roman"/>
    </style:style>
    <style:style style:name="P36" style:parent-style-name="TOC2" style:family="paragraph">
      <style:paragraph-properties>
        <style:tab-stops>
          <style:tab-stop style:type="right" style:leader-style="dotted" style:leader-text="." style:position="7.3263in"/>
        </style:tab-stops>
      </style:paragraph-properties>
    </style:style>
    <style:style style:name="T37" style:parent-style-name="Hyperlink" style:family="text">
      <style:text-properties style:font-name="Times New Roman"/>
    </style:style>
    <style:style style:name="T38" style:parent-style-name="DefaultParagraphFont" style:family="text">
      <style:text-properties style:font-name="Times New Roman"/>
    </style:style>
    <style:style style:name="T39" style:parent-style-name="DefaultParagraphFont" style:family="text">
      <style:text-properties style:font-name="Times New Roman"/>
    </style:style>
    <style:style style:name="P40" style:parent-style-name="TOC2" style:family="paragraph">
      <style:paragraph-properties>
        <style:tab-stops>
          <style:tab-stop style:type="right" style:leader-style="dotted" style:leader-text="." style:position="7.3263in"/>
        </style:tab-stops>
      </style:paragraph-properties>
    </style:style>
    <style:style style:name="T41" style:parent-style-name="Hyperlink" style:family="text">
      <style:text-properties style:font-name="Times New Roman"/>
    </style:style>
    <style:style style:name="T42" style:parent-style-name="DefaultParagraphFont" style:family="text">
      <style:text-properties style:font-name="Times New Roman"/>
    </style:style>
    <style:style style:name="T43" style:parent-style-name="DefaultParagraphFont" style:family="text">
      <style:text-properties style:font-name="Times New Roman"/>
    </style:style>
    <style:style style:name="P44" style:parent-style-name="TOC2" style:family="paragraph">
      <style:paragraph-properties>
        <style:tab-stops>
          <style:tab-stop style:type="right" style:leader-style="dotted" style:leader-text="." style:position="7.3263in"/>
        </style:tab-stops>
      </style:paragraph-properties>
    </style:style>
    <style:style style:name="T45" style:parent-style-name="Hyperlink" style:family="text">
      <style:text-properties style:font-name="Times New Roman"/>
    </style:style>
    <style:style style:name="T46" style:parent-style-name="DefaultParagraphFont" style:family="text">
      <style:text-properties style:font-name="Times New Roman"/>
    </style:style>
    <style:style style:name="T47" style:parent-style-name="DefaultParagraphFont" style:family="text">
      <style:text-properties style:font-name="Times New Roman"/>
    </style:style>
    <style:style style:name="P48" style:parent-style-name="TOC1" style:family="paragraph">
      <style:paragraph-properties>
        <style:tab-stops>
          <style:tab-stop style:type="right" style:leader-style="dotted" style:leader-text="." style:position="7.493in"/>
        </style:tab-stops>
      </style:paragraph-properties>
    </style:style>
    <style:style style:name="T49" style:parent-style-name="Hyperlink" style:family="text">
      <style:text-properties style:font-name="Times New Roman"/>
    </style:style>
    <style:style style:name="T50" style:parent-style-name="DefaultParagraphFont" style:family="text">
      <style:text-properties style:font-name="Times New Roman"/>
    </style:style>
    <style:style style:name="T51" style:parent-style-name="DefaultParagraphFont" style:family="text">
      <style:text-properties style:font-name="Times New Roman"/>
    </style:style>
    <style:style style:name="P52" style:parent-style-name="TOC2" style:family="paragraph">
      <style:paragraph-properties>
        <style:tab-stops>
          <style:tab-stop style:type="right" style:leader-style="dotted" style:leader-text="." style:position="7.3263in"/>
        </style:tab-stops>
      </style:paragraph-properties>
    </style:style>
    <style:style style:name="T53" style:parent-style-name="Hyperlink" style:family="text">
      <style:text-properties style:font-name="Times New Roman"/>
    </style:style>
    <style:style style:name="T54" style:parent-style-name="DefaultParagraphFont" style:family="text">
      <style:text-properties style:font-name="Times New Roman"/>
    </style:style>
    <style:style style:name="T55" style:parent-style-name="DefaultParagraphFont" style:family="text">
      <style:text-properties style:font-name="Times New Roman"/>
    </style:style>
    <style:style style:name="P56" style:parent-style-name="TOC2" style:family="paragraph">
      <style:paragraph-properties>
        <style:tab-stops>
          <style:tab-stop style:type="right" style:leader-style="dotted" style:leader-text="." style:position="7.3263in"/>
        </style:tab-stops>
      </style:paragraph-properties>
    </style:style>
    <style:style style:name="T57" style:parent-style-name="Hyperlink" style:family="text">
      <style:text-properties style:font-name="Times New Roman"/>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style:style>
    <style:style style:name="P60" style:parent-style-name="TOC2" style:family="paragraph">
      <style:paragraph-properties>
        <style:tab-stops>
          <style:tab-stop style:type="right" style:leader-style="dotted" style:leader-text="." style:position="7.3263in"/>
        </style:tab-stops>
      </style:paragraph-properties>
    </style:style>
    <style:style style:name="T61" style:parent-style-name="Hyperlink" style:family="text">
      <style:text-properties style:font-name="Times New Roman"/>
    </style:style>
    <style:style style:name="T62" style:parent-style-name="DefaultParagraphFont" style:family="text">
      <style:text-properties style:font-name="Times New Roman"/>
    </style:style>
    <style:style style:name="T63" style:parent-style-name="DefaultParagraphFont" style:family="text">
      <style:text-properties style:font-name="Times New Roman"/>
    </style:style>
    <style:style style:name="P64" style:parent-style-name="TOC2" style:family="paragraph">
      <style:paragraph-properties>
        <style:tab-stops>
          <style:tab-stop style:type="right" style:leader-style="dotted" style:leader-text="." style:position="7.3263in"/>
        </style:tab-stops>
      </style:paragraph-properties>
    </style:style>
    <style:style style:name="T65" style:parent-style-name="Hyperlink" style:family="text">
      <style:text-properties style:font-name="Times New Roman"/>
    </style:style>
    <style:style style:name="T66" style:parent-style-name="DefaultParagraphFont" style:family="text">
      <style:text-properties style:font-name="Times New Roman"/>
    </style:style>
    <style:style style:name="T67" style:parent-style-name="DefaultParagraphFont" style:family="text">
      <style:text-properties style:font-name="Times New Roman"/>
    </style:style>
    <style:style style:name="P68" style:parent-style-name="TOC2" style:family="paragraph">
      <style:paragraph-properties>
        <style:tab-stops>
          <style:tab-stop style:type="right" style:leader-style="dotted" style:leader-text="." style:position="7.3263in"/>
        </style:tab-stops>
      </style:paragraph-properties>
    </style:style>
    <style:style style:name="T69" style:parent-style-name="Hyperlink" style:family="text">
      <style:text-properties style:font-name="Times New Roman"/>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style:style>
    <style:style style:name="P72" style:parent-style-name="TOC3" style:family="paragraph">
      <style:paragraph-properties>
        <style:tab-stops>
          <style:tab-stop style:type="right" style:leader-style="dotted" style:leader-text="." style:position="7.1597in"/>
        </style:tab-stops>
      </style:paragraph-properties>
    </style:style>
    <style:style style:name="T73" style:parent-style-name="Hyperlink" style:family="text">
      <style:text-properties style:font-name="Times New Roman"/>
    </style:style>
    <style:style style:name="T74" style:parent-style-name="DefaultParagraphFont" style:family="text">
      <style:text-properties style:font-name="Times New Roman"/>
    </style:style>
    <style:style style:name="T75" style:parent-style-name="DefaultParagraphFont" style:family="text">
      <style:text-properties style:font-name="Times New Roman"/>
    </style:style>
    <style:style style:name="P76" style:parent-style-name="TOC3" style:family="paragraph">
      <style:paragraph-properties>
        <style:tab-stops>
          <style:tab-stop style:type="right" style:leader-style="dotted" style:leader-text="." style:position="7.1597in"/>
        </style:tab-stops>
      </style:paragraph-properties>
    </style:style>
    <style:style style:name="T77" style:parent-style-name="Hyperlink" style:family="text">
      <style:text-properties style:font-name="Times New Roman"/>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style:style>
    <style:style style:name="P80" style:parent-style-name="TOC3" style:family="paragraph">
      <style:paragraph-properties>
        <style:tab-stops>
          <style:tab-stop style:type="right" style:leader-style="dotted" style:leader-text="." style:position="7.1597in"/>
        </style:tab-stops>
      </style:paragraph-properties>
    </style:style>
    <style:style style:name="T81" style:parent-style-name="Hyperlink" style:family="text">
      <style:text-properties style:font-name="Times New Roman"/>
    </style:style>
    <style:style style:name="T82" style:parent-style-name="DefaultParagraphFont" style:family="text">
      <style:text-properties style:font-name="Times New Roman"/>
    </style:style>
    <style:style style:name="T83" style:parent-style-name="DefaultParagraphFont" style:family="text">
      <style:text-properties style:font-name="Times New Roman"/>
    </style:style>
    <style:style style:name="P84" style:parent-style-name="TOC1" style:family="paragraph">
      <style:paragraph-properties>
        <style:tab-stops>
          <style:tab-stop style:type="right" style:leader-style="dotted" style:leader-text="." style:position="7.493in"/>
        </style:tab-stops>
      </style:paragraph-properties>
    </style:style>
    <style:style style:name="T85" style:parent-style-name="Hyperlink" style:family="text">
      <style:text-properties style:font-name="Times New Roman"/>
    </style:style>
    <style:style style:name="T86" style:parent-style-name="DefaultParagraphFont" style:family="text">
      <style:text-properties style:font-name="Times New Roman"/>
    </style:style>
    <style:style style:name="T87" style:parent-style-name="DefaultParagraphFont" style:family="text">
      <style:text-properties style:font-name="Times New Roman"/>
    </style:style>
    <style:style style:name="P88" style:parent-style-name="Normal" style:family="paragraph">
      <style:text-properties style:font-name="Times New Roman"/>
    </style:style>
    <style:style style:name="P89" style:parent-style-name="Normal" style:family="paragraph">
      <style:paragraph-properties fo:break-before="page"/>
      <style:text-properties style:font-name="Times New Roman"/>
    </style:style>
    <style:style style:name="P90" style:parent-style-name="Heading1" style:family="paragraph">
      <style:paragraph-properties fo:text-align="center"/>
      <style:text-properties style:font-name="Times New Roman"/>
    </style:style>
    <style:style style:name="T91" style:parent-style-name="DefaultParagraphFont" style:family="text">
      <style:text-properties fo:font-style="italic" style:font-style-asian="italic" style:font-style-complex="italic"/>
    </style:style>
    <style:style style:name="T92" style:parent-style-name="DefaultParagraphFont" style:family="text">
      <style:text-properties fo:font-style="italic" style:font-style-asian="italic" style:font-style-complex="italic"/>
    </style:style>
    <style:style style:name="P93" style:parent-style-name="Heading1" style:family="paragraph">
      <style:paragraph-properties fo:text-align="center"/>
      <style:text-properties style:font-name="Times New Roman"/>
    </style:style>
    <style:style style:name="P94" style:parent-style-name="Heading2" style:family="paragraph">
      <style:paragraph-properties fo:text-align="center"/>
      <style:text-properties style:font-name="Times New Roman"/>
    </style:style>
    <style:style style:name="P95" style:parent-style-name="Heading2" style:family="paragraph">
      <style:paragraph-properties fo:text-align="center"/>
      <style:text-properties style:font-name="Times New Roman"/>
    </style:style>
    <style:style style:name="T96" style:parent-style-name="DefaultParagraphFont" style:family="text">
      <style:text-properties fo:font-style="italic" style:font-style-asian="italic" style:font-style-complex="italic"/>
    </style:style>
    <style:style style:name="T97" style:parent-style-name="DefaultParagraphFont" style:family="text">
      <style:text-properties fo:font-style="italic" style:font-style-asian="italic" style:font-style-complex="italic"/>
    </style:style>
    <style:style style:name="P98" style:parent-style-name="Heading2" style:family="paragraph">
      <style:paragraph-properties fo:text-align="center"/>
      <style:text-properties style:font-name="Times New Roman"/>
    </style:style>
    <style:style style:name="T99" style:parent-style-name="DefaultParagraphFont" style:family="text">
      <style:text-properties fo:font-style="italic" style:font-style-asian="italic" style:font-style-complex="italic"/>
    </style:style>
    <style:style style:name="T100" style:parent-style-name="DefaultParagraphFont" style:family="text">
      <style:text-properties fo:font-style="italic" style:font-style-asian="italic" style:font-style-complex="italic"/>
    </style:style>
    <style:style style:name="P101" style:parent-style-name="Heading2" style:family="paragraph">
      <style:paragraph-properties fo:text-align="center"/>
      <style:text-properties style:font-name="Times New Roman"/>
    </style:style>
    <style:style style:name="T102" style:parent-style-name="DefaultParagraphFont" style:family="text">
      <style:text-properties fo:font-style="italic" style:font-style-asian="italic" style:font-style-complex="italic"/>
    </style:style>
    <style:style style:name="T103" style:parent-style-name="DefaultParagraphFont" style:family="text">
      <style:text-properties fo:font-style="italic" style:font-style-asian="italic" style:font-style-complex="italic"/>
    </style:style>
    <style:style style:name="P104" style:parent-style-name="Heading2" style:family="paragraph">
      <style:paragraph-properties fo:text-align="center"/>
      <style:text-properties style:font-name="Times New Roman"/>
    </style:style>
    <style:style style:name="P105" style:parent-style-name="Heading1" style:family="paragraph">
      <style:paragraph-properties fo:text-align="center"/>
      <style:text-properties style:font-name="Times New Roman"/>
    </style:style>
    <style:style style:name="T106" style:parent-style-name="DefaultParagraphFont" style:family="text">
      <style:text-properties fo:font-weight="bold" style:font-weight-asian="bold" style:font-weight-complex="bold"/>
    </style:style>
    <style:style style:name="P107" style:parent-style-name="Heading2" style:family="paragraph">
      <style:paragraph-properties fo:text-align="center"/>
      <style:text-properties style:font-name="Times New Roman"/>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style="italic" style:font-style-asian="italic" style:font-style-complex="italic"/>
    </style:style>
    <style:style style:name="T115" style:parent-style-name="DefaultParagraphFont" style:family="text">
      <style:text-properties fo:font-style="italic" style:font-style-asian="italic" style:font-style-complex="italic"/>
    </style:style>
    <style:style style:name="T116" style:parent-style-name="DefaultParagraphFont" style:family="text">
      <style:text-properties fo:font-weight="bold" style:font-weight-asian="bold" style:font-weight-complex="bold"/>
    </style:style>
    <style:style style:name="TableColumn118" style:family="table-column">
      <style:table-column-properties style:column-width="7.493in"/>
    </style:style>
    <style:style style:name="Table117" style:family="table">
      <style:table-properties style:width="7.493in" fo:margin-left="0in" table:align="left"/>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text-properties style:font-name="Courier New" style:font-name-complex="Courier New"/>
    </style:style>
    <style:style style:name="P122" style:parent-style-name="Normal" style:family="paragraph">
      <style:paragraph-properties fo:margin-bottom="0in" fo:line-height="100%"/>
      <style:text-properties style:font-name="Courier New" style:font-name-complex="Courier New"/>
    </style:style>
    <style:style style:name="P123" style:parent-style-name="Heading2" style:family="paragraph">
      <style:paragraph-properties fo:text-align="center"/>
      <style:text-properties style:font-name="Times New Roman"/>
    </style:style>
    <style:style style:name="T124" style:parent-style-name="DefaultParagraphFont" style:family="text">
      <style:text-properties fo:font-weight="bold" style:font-weight-asian="bold" style:font-weight-complex="bold"/>
    </style:style>
    <style:style style:name="P125" style:parent-style-name="ListParagraph" style:list-style-name="LFO1" style:family="paragraph"/>
    <style:style style:name="T126" style:parent-style-name="DefaultParagraphFont" style:family="text">
      <style:text-properties fo:font-weight="bold" style:font-weight-asian="bold" style:font-weight-complex="bold"/>
    </style:style>
    <style:style style:name="P127" style:parent-style-name="ListParagraph" style:list-style-name="LFO1" style:family="paragraph"/>
    <style:style style:name="T128" style:parent-style-name="DefaultParagraphFont" style:family="text">
      <style:text-properties fo:font-weight="bold" style:font-weight-asian="bold" style:font-weight-complex="bold"/>
    </style:style>
    <style:style style:name="P129" style:parent-style-name="ListParagraph" style:list-style-name="LFO1" style:family="paragraph"/>
    <style:style style:name="T130" style:parent-style-name="DefaultParagraphFont" style:family="text">
      <style:text-properties fo:font-weight="bold" style:font-weight-asian="bold" style:font-weight-complex="bold"/>
    </style:style>
    <style:style style:name="P131" style:parent-style-name="Heading2" style:family="paragraph">
      <style:paragraph-properties fo:text-align="center"/>
      <style:text-properties style:font-name="Times New Roman"/>
    </style:style>
    <style:style style:name="P132" style:parent-style-name="Normal" style:family="paragraph">
      <style:text-properties fo:font-weight="bold" style:font-weight-asian="bold" style:font-weight-complex="bold"/>
    </style:style>
    <style:style style:name="P133" style:parent-style-name="ListParagraph" style:list-style-name="LFO1" style:family="paragraph"/>
    <style:style style:name="P134" style:parent-style-name="ListParagraph" style:list-style-name="LFO1" style:family="paragraph"/>
    <style:style style:name="P135" style:parent-style-name="Normal" style:family="paragraph">
      <style:text-properties fo:font-weight="bold" style:font-weight-asian="bold" style:font-weight-complex="bold"/>
    </style:style>
    <style:style style:name="P136" style:parent-style-name="ListParagraph" style:list-style-name="LFO1" style:family="paragraph"/>
    <style:style style:name="P137" style:parent-style-name="ListParagraph" style:list-style-name="LFO1" style:family="paragraph"/>
    <style:style style:name="P138" style:parent-style-name="Normal" style:family="paragraph">
      <style:text-properties fo:font-weight="bold" style:font-weight-asian="bold" style:font-weight-complex="bold"/>
    </style:style>
    <style:style style:name="P139" style:parent-style-name="ListParagraph" style:list-style-name="LFO1" style:family="paragraph"/>
    <style:style style:name="P140" style:parent-style-name="ListParagraph" style:list-style-name="LFO1" style:family="paragraph"/>
    <style:style style:name="P141" style:parent-style-name="Heading2" style:family="paragraph">
      <style:paragraph-properties fo:text-align="center"/>
      <style:text-properties style:font-name="Times New Roman"/>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P144" style:parent-style-name="ListParagraph" style:list-style-name="LFO1" style:family="paragraph">
      <style:text-properties fo:font-weight="bold" style:font-weight-asian="bold" style:font-weight-complex="bold"/>
    </style:style>
    <style:style style:name="P145" style:parent-style-name="ListParagraph" style:list-style-name="LFO1" style:family="paragraph">
      <style:text-properties fo:font-weight="bold" style:font-weight-asian="bold" style:font-weight-complex="bold"/>
    </style:style>
    <style:style style:name="P146" style:parent-style-name="ListParagraph" style:list-style-name="LFO1" style:family="paragraph">
      <style:text-properties fo:font-weight="bold" style:font-weight-asian="bold" style:font-weight-complex="bold"/>
    </style:style>
    <style:style style:name="P147" style:parent-style-name="ListParagraph" style:list-style-name="LFO1" style:family="paragraph">
      <style:text-properties fo:font-weight="bold" style:font-weight-asian="bold" style:font-weight-complex="bold"/>
    </style:style>
    <style:style style:name="P148" style:parent-style-name="ListParagraph" style:list-style-name="LFO1" style:family="paragraph">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weight="bold" style:font-weight-asian="bold" style:font-weight-complex="bold"/>
    </style:style>
    <style:style style:name="P152" style:parent-style-name="Heading2" style:family="paragraph">
      <style:paragraph-properties fo:text-align="center"/>
      <style:text-properties style:font-name="Times New Roman"/>
    </style:style>
    <style:style style:name="T153" style:parent-style-name="DefaultParagraphFont" style:family="text">
      <style:text-properties fo:font-weight="bold" style:font-weight-asian="bold" style:font-weight-complex="bold"/>
    </style:style>
    <style:style style:name="P154" style:parent-style-name="Heading3" style:family="paragraph">
      <style:paragraph-properties fo:text-align="center"/>
      <style:text-properties style:font-name="Times New Roman"/>
    </style:style>
    <style:style style:name="P155" style:parent-style-name="ListParagraph" style:list-style-name="LFO1" style:family="paragraph"/>
    <style:style style:name="T156" style:parent-style-name="DefaultParagraphFont" style:family="text">
      <style:text-properties fo:font-weight="bold" style:font-weight-asian="bold" style:font-weight-complex="bold"/>
    </style:style>
    <style:style style:name="P157" style:parent-style-name="ListParagraph" style:list-style-name="LFO1" style:family="paragraph"/>
    <style:style style:name="P158" style:parent-style-name="Heading3" style:family="paragraph">
      <style:paragraph-properties fo:text-align="center"/>
      <style:text-properties style:font-name="Times New Roman"/>
    </style:style>
    <style:style style:name="P159" style:parent-style-name="ListParagraph" style:list-style-name="LFO1" style:family="paragraph"/>
    <style:style style:name="T160" style:parent-style-name="DefaultParagraphFont" style:family="text">
      <style:text-properties fo:font-weight="bold" style:font-weight-asian="bold" style:font-weight-complex="bold"/>
    </style:style>
    <style:style style:name="T161" style:parent-style-name="DefaultParagraphFont" style:family="text">
      <style:text-properties fo:font-weight="bold" style:font-weight-asian="bold" style:font-weight-complex="bold"/>
    </style:style>
    <style:style style:name="P162" style:parent-style-name="ListParagraph" style:list-style-name="LFO1" style:family="paragraph"/>
    <style:style style:name="P163" style:parent-style-name="Heading3" style:family="paragraph">
      <style:paragraph-properties fo:text-align="center"/>
      <style:text-properties style:font-name="Times New Roman"/>
    </style:style>
    <style:style style:name="P164" style:parent-style-name="ListParagraph" style:list-style-name="LFO1" style:family="paragraph"/>
    <style:style style:name="T165" style:parent-style-name="DefaultParagraphFont" style:family="text">
      <style:text-properties fo:font-weight="bold" style:font-weight-asian="bold" style:font-weight-complex="bold"/>
    </style:style>
    <style:style style:name="P166" style:parent-style-name="ListParagraph" style:list-style-name="LFO1" style:family="paragraph"/>
    <style:style style:name="P167" style:parent-style-name="Heading1" style:family="paragraph">
      <style:paragraph-properties fo:text-align="center"/>
      <style:text-properties style:font-name="Times New Roman"/>
    </style:style>
    <style:style style:name="P168" style:parent-style-name="Normal" style:family="paragraph">
      <style:text-properties style:font-name="Times New Roman"/>
    </style:style>
    <style:style style:name="T169" style:parent-style-name="DefaultParagraphFont" style:family="text">
      <style:text-properties style:font-name="Times New Roman"/>
    </style:style>
    <style:style style:name="T170" style:parent-style-name="Hyperlink" style:family="text">
      <style:text-properties style:font-name="Times New Roman"/>
    </style:style>
    <style:style style:family="graphic" style:name="a0">
      <style:graphic-properties draw:fill="solid" draw:fill-color="#156082"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59264" draw:id="id4" draw:style-name="a5" draw:name="Text Box 54" text:anchor-type="paragraph" svg:x="0.25069in" svg:y="3.3in" svg:width="7.99792in" svg:height="3.98542in" style:rel-width="scale" style:rel-height="scale"><draw:text-box><text:p text:style-name="P10"><text:span text:style-name="T11">Domain Understanding: Predicting Student Dropout Using Machine Learning</text:span></text:p><text:p text:style-name="P12"><text:span text:style-name="T13">Practice Challenge: Student Dropout Prediction</text:span></text:p></draw:text-box><svg:title/><svg:desc/></draw:frame></text:span></text:p>
      <text:p text:style-name="P14"/>
      <text:h text:style-name="TOCHeading" text:outline-level="1"><text:bookmark-start text:name="_Toc224141117"/></text:h>
      <text:h text:style-name="TOCHeading" text:outline-level="1"/>
      <text:h text:style-name="TOCHeading" text:outline-level="1"/>
      <text:h text:style-name="TOCHeading" text:outline-level="1"/>
      <text:h text:style-name="P15" text:outline-level="1">Contents<text:bookmark-end text:name="_Toc224141117"/></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6"><text:a xlink:href="#_Toc224141117" office:target-frame-name="_top" xlink:show="replace"><text:span text:style-name="T17">Contents</text:span><text:span text:style-name="T18"><text:tab/></text:span><text:span text:style-name="T19">1</text:span></text:a></text:p>
          <text:p text:style-name="P20"><text:a xlink:href="#_Toc224141118" office:target-frame-name="_top" xlink:show="replace"><text:span text:style-name="T21">Introduction</text:span><text:span text:style-name="T22"><text:tab/></text:span><text:span text:style-name="T23">2</text:span></text:a></text:p>
          <text:p text:style-name="P24"><text:a xlink:href="#_Toc224141119" office:target-frame-name="_top" xlink:show="replace"><text:span text:style-name="T25">Domain Understanding</text:span><text:span text:style-name="T26"><text:tab/></text:span><text:span text:style-name="T27">2</text:span></text:a></text:p>
          <text:p text:style-name="P28"><text:a xlink:href="#_Toc224141120" office:target-frame-name="_top" xlink:show="replace"><text:span text:style-name="T29">Student Dropout in Higher Education</text:span><text:span text:style-name="T30"><text:tab/></text:span><text:span text:style-name="T31">2</text:span></text:a></text:p>
          <text:p text:style-name="P32"><text:a xlink:href="#_Toc224141121" office:target-frame-name="_top" xlink:show="replace"><text:span text:style-name="T33">Educational Data Mining</text:span><text:span text:style-name="T34"><text:tab/></text:span><text:span text:style-name="T35">3</text:span></text:a></text:p>
          <text:p text:style-name="P36"><text:a xlink:href="#_Toc224141122" office:target-frame-name="_top" xlink:show="replace"><text:span text:style-name="T37">Machine Learning for Dropout Prediction</text:span><text:span text:style-name="T38"><text:tab/></text:span><text:span text:style-name="T39">3</text:span></text:a></text:p>
          <text:p text:style-name="P40"><text:a xlink:href="#_Toc224141123" office:target-frame-name="_top" xlink:show="replace"><text:span text:style-name="T41">Factors Influencing Student Success</text:span><text:span text:style-name="T42"><text:tab/></text:span><text:span text:style-name="T43">4</text:span></text:a></text:p>
          <text:p text:style-name="P44"><text:a xlink:href="#_Toc224141124" office:target-frame-name="_top" xlink:show="replace"><text:span text:style-name="T45">Summary</text:span><text:span text:style-name="T46"><text:tab/></text:span><text:span text:style-name="T47">4</text:span></text:a></text:p>
          <text:p text:style-name="P48"><text:a xlink:href="#_Toc224141125" office:target-frame-name="_top" xlink:show="replace"><text:span text:style-name="T49">Analytic Approach</text:span><text:span text:style-name="T50"><text:tab/></text:span><text:span text:style-name="T51">5</text:span></text:a></text:p>
          <text:p text:style-name="P52"><text:a xlink:href="#_Toc224141126" office:target-frame-name="_top" xlink:show="replace"><text:span text:style-name="T53">Problem Formulation</text:span><text:span text:style-name="T54"><text:tab/></text:span><text:span text:style-name="T55">5</text:span></text:a></text:p>
          <text:p text:style-name="P56"><text:a xlink:href="#_Toc224141127" office:target-frame-name="_top" xlink:show="replace"><text:span text:style-name="T57">Machine Learning Models</text:span><text:span text:style-name="T58"><text:tab/></text:span><text:span text:style-name="T59">6</text:span></text:a></text:p>
          <text:p text:style-name="P60"><text:a xlink:href="#_Toc224141128" office:target-frame-name="_top" xlink:show="replace"><text:span text:style-name="T61">Data Preparation</text:span><text:span text:style-name="T62"><text:tab/></text:span><text:span text:style-name="T63">6</text:span></text:a></text:p>
          <text:p text:style-name="P64"><text:a xlink:href="#_Toc224141129" office:target-frame-name="_top" xlink:show="replace"><text:span text:style-name="T65">Model Evaluation</text:span><text:span text:style-name="T66"><text:tab/></text:span><text:span text:style-name="T67">7</text:span></text:a></text:p>
          <text:p text:style-name="P68"><text:a xlink:href="#_Toc224141130" office:target-frame-name="_top" xlink:show="replace"><text:span text:style-name="T69">Iterative Model Development</text:span><text:span text:style-name="T70"><text:tab/></text:span><text:span text:style-name="T71">7</text:span></text:a></text:p>
          <text:p text:style-name="P72"><text:a xlink:href="#_Toc224141131" office:target-frame-name="_top" xlink:show="replace"><text:span text:style-name="T73">Iteration 1 – Baseline Model</text:span><text:span text:style-name="T74"><text:tab/></text:span><text:span text:style-name="T75">7</text:span></text:a></text:p>
          <text:p text:style-name="P76"><text:a xlink:href="#_Toc224141132" office:target-frame-name="_top" xlink:show="replace"><text:span text:style-name="T77">Iteration 2 – Model Comparison</text:span><text:span text:style-name="T78"><text:tab/></text:span><text:span text:style-name="T79">7</text:span></text:a></text:p>
          <text:p text:style-name="P80"><text:a xlink:href="#_Toc224141133" office:target-frame-name="_top" xlink:show="replace"><text:span text:style-name="T81">Iteration 3 – Model Optimization</text:span><text:span text:style-name="T82"><text:tab/></text:span><text:span text:style-name="T83">7</text:span></text:a></text:p>
          <text:p text:style-name="P84"><text:a xlink:href="#_Toc224141134" office:target-frame-name="_top" xlink:show="replace"><text:span text:style-name="T85">References</text:span><text:span text:style-name="T86"><text:tab/></text:span><text:span text:style-name="T87">7</text:span></text:a></text:p>
        </text:index-body>
      </text:table-of-content>
      <text:p text:style-name="Normal"/>
      <text:p text:style-name="Normal"/>
      <text:p text:style-name="P88"/>
      <text:p text:style-name="P89"/>
      <text:h text:style-name="P90" text:outline-level="1"><text:bookmark-start text:name="_Toc223989659"/><text:bookmark-start text:name="_Toc224141118"/>Introduction<text:bookmark-end text:name="_Toc223989659"/><text:bookmark-end text:name="_Toc224141118"/></text:h>
      <text:p text:style-name="NormalWeb">Student dropout is a significant challenge faced by higher education institutions worldwide. A considerable number of students who begin university studies fail to complete their academic programs, which results in negative consequences for both the students and the institutions. Students who leave university early may experience financial loss, delayed career development, and reduced educational opportunities. At the same time, universities face decreased retention rates and inefficiencies in educational resource allocation.</text:p>
      <text:p text:style-name="NormalWeb">Research indicates that student dropout occurs at relatively high rates across many educational systems. For example, approximately 30% of first-year university students do not return for their second year of study<text:s/><text:span text:style-name="T91">(Aulck et al., 2016)</text:span>. Similarly, studies in Europe report that university dropout rates may range between 30% and 50% depending on the country and academic program<text:s/><text:span text:style-name="T92">(Agrusti, Bonavolontà, &amp; Mezzini, 2019)</text:span>. These statistics demonstrate the importance of understanding the factors that contribute to student attrition and developing methods that can help identify students at risk of leaving their studies early.</text:p>
      <text:p text:style-name="NormalWeb">With the increasing availability of digital educational systems, universities now collect large volumes of data about their students, including demographic information, enrollment data, and academic performance records. This growing availability of educational data provides opportunities for applying data-driven methods to better understand student behavior and academic outcomes. As a result, predictive analytics and machine learning techniques have gained significant attention as tools that can help institutions detect patterns associated with student success and dropout.</text:p>
      <text:p text:style-name="NormalWeb">The main objective of this project is to explore the use of machine learning techniques to predict student dropout risk based on early academic and demographic indicators. By analyzing student data and identifying predictive patterns, such models can potentially assist educational institutions in identifying at-risk students and supporting early intervention strategies.</text:p>
      <text:h text:style-name="P93" text:outline-level="1"><text:bookmark-start text:name="_Toc224141119"/>Domain Understanding<text:bookmark-end text:name="_Toc224141119"/></text:h>
      <text:h text:style-name="P94" text:outline-level="2"><text:bookmark-start text:name="_Toc223989660"/><text:bookmark-start text:name="_Toc224141120"/>Student Dropout in Higher Education<text:bookmark-end text:name="_Toc223989660"/><text:bookmark-end text:name="_Toc224141120"/></text:h>
      <text:p text:style-name="NormalWeb">Student dropout has been widely studied within the field of higher education research. Universities and policymakers are increasingly interested in understanding the causes of student attrition and developing strategies to improve student retention. Student dropout is commonly defined as leaving a university program before completing the intended degree. This phenomenon can occur for a variety of reasons, including academic difficulties, lack of engagement, financial challenges, or personal circumstances.</text:p>
      <text:p text:style-name="NormalWeb">Research has shown that multiple factors may contribute to a student's decision to discontinue their studies. Academic performance is often considered one of the most significant indicators of future academic outcomes. Studies have demonstrated that early academic results, such as course grades and grade point average (GPA), can provide strong signals about whether a student is likely to continue their studies or eventually drop out. Early academic difficulties may lead to reduced motivation and engagement, which can increase the likelihood of leaving university prematurely.</text:p>
      <text:p text:style-name="NormalWeb">In addition to academic performance, demographic and enrollment-related characteristics may also influence student persistence. Factors such as age, prior education, program of study, and enrollment patterns have been identified as potential predictors of student success. By analyzing these variables, researchers aim to identify patterns that can help institutions detect students who may require additional academic support.</text:p>
      <text:soft-page-break/>
      <text:p text:style-name="NormalWeb">Due to the complexity of the dropout phenomenon, traditional analytical approaches often struggle to capture the relationships between different variables affecting student success. As a result, researchers have increasingly explored the use of data-driven approaches to analyze educational data and identify predictive patterns associated with student attrition. This shift has contributed to the emergence of educational data mining and machine learning techniques as valuable tools for understanding and predicting student outcomes in higher education.</text:p>
      <text:h text:style-name="P95" text:outline-level="2"><text:bookmark-start text:name="_Toc223989661"/><text:bookmark-start text:name="_Toc224141121"/>Educational Data Mining<text:bookmark-end text:name="_Toc223989661"/><text:bookmark-end text:name="_Toc224141121"/></text:h>
      <text:p text:style-name="NormalWeb">Educational Data Mining (EDM) is an emerging research field that focuses on analyzing educational data in order to discover patterns that can improve learning outcomes and institutional decision-making<text:s/><text:span text:style-name="T96">(Saa, 2016)</text:span>. With the increasing use of digital systems in higher education, universities now store large amounts of data related to students, including admissions records, enrollment information, academic performance, and learning management system activity. Analyzing this data can provide valuable insights into student behavior and academic success.</text:p>
      <text:p text:style-name="NormalWeb">The primary objective of Educational Data Mining is to extract meaningful knowledge from educational datasets using techniques from statistics, data mining, and machine learning<text:s/><text:span text:style-name="T97">(Agrusti et al., 2019)</text:span>. By applying these methods, researchers can identify patterns and relationships between different factors that influence student performance and academic outcomes. These insights can help educational institutions better understand the challenges faced by students and develop strategies to improve educational quality and student retention.</text:p>
      <text:p text:style-name="NormalWeb">One important application of Educational Data Mining is the prediction of student academic outcomes. By analyzing historical student data, predictive models can be developed to estimate future student performance or identify students who may be at risk of failing or dropping out. Such predictive models can assist universities in monitoring student progress and providing targeted support for students who may require additional guidance.</text:p>
      <text:p text:style-name="NormalWeb">Educational Data Mining often relies on classification techniques that assign students to specific outcome categories based on observed data. For example, classification models may categorize students as likely to succeed, likely to struggle academically, or at risk of dropping out. These models are typically trained using historical student data and then applied to new data in order to generate predictions.</text:p>
      <text:p text:style-name="NormalWeb">The use of Educational Data Mining techniques has therefore become increasingly important for educational institutions seeking to better understand student success patterns and improve decision-making processes. By leveraging data-driven approaches, universities can move beyond descriptive analysis and instead develop predictive systems that support early detection of academic risk and enable timely intervention strategies.</text:p>
      <text:h text:style-name="P98" text:outline-level="2"><text:bookmark-start text:name="_Toc223989662"/><text:bookmark-start text:name="_Toc224141122"/>Machine Learning for Dropout Prediction<text:bookmark-end text:name="_Toc223989662"/><text:bookmark-end text:name="_Toc224141122"/></text:h>
      <text:p text:style-name="NormalWeb">Machine learning techniques have become widely used in the field of educational data mining for analyzing student data and predicting academic outcomes. Machine learning models are capable of learning patterns from historical datasets and using these patterns to make predictions about future events. In the context of higher education, these techniques can be applied to identify students who may be at risk of dropping out based on demographic, academic, and behavioral indicators.</text:p>
      <text:p text:style-name="NormalWeb">Several machine learning algorithms have been explored in previous research for predicting student dropout<text:s/><text:span text:style-name="T99">(Agrusti et al., 2019)</text:span>. Commonly used techniques include logistic regression, decision trees, random forests, support vector machines, neural networks, and k-nearest neighbor algorithms. These models analyze relationships between multiple variables and use them to classify students into different outcome categories, such as students who are likely to continue their studies and those who may be at risk of dropping out.</text:p>
      <text:p text:style-name="NormalWeb">Early studies have demonstrated that machine learning models can achieve promising results when predicting student dropout. For example, research by Aulck et al. showed that logistic regression models trained on early<text:s/><text:soft-page-break/>academic performance data were able to predict student dropout with an accuracy of approximately 66 percent. This finding highlights the importance of early academic indicators in identifying potential dropout risk.</text:p>
      <text:p text:style-name="NormalWeb">More recent research has expanded the use of advanced machine learning models for dropout prediction, including gradient boosting models and neural networks<text:s/><text:span text:style-name="T100">(Althibyani, 2024)</text:span>. Techniques such as gradient boosting algorithms and neural networks are increasingly applied to educational datasets because of their ability to capture complex relationships between variables. These models can analyze a combination of demographic data, academic performance indicators, and learning behavior data to improve prediction accuracy.</text:p>
      <text:p text:style-name="NormalWeb">Despite the effectiveness of machine learning models, early prediction of student dropout remains a challenging task. Prediction accuracy often improves as more academic data becomes available throughout a student’s academic journey. However, identifying students at risk as early as possible remains important because early detection enables educational institutions to provide timely support and intervention. As a result, many studies focus on developing models that can use early indicators, such as admission data or first-semester academic performance, to estimate dropout risk.</text:p>
      <text:h text:style-name="P101" text:outline-level="2"><text:bookmark-start text:name="_Toc223989663"/><text:bookmark-start text:name="_Toc224141123"/>Factors Influencing Student Success<text:bookmark-end text:name="_Toc223989663"/><text:bookmark-end text:name="_Toc224141123"/></text:h>
      <text:p text:style-name="NormalWeb">Student academic success and persistence in higher education are influenced by a wide range of factors. Previous research has shown that student outcomes cannot be explained solely by academic performance; instead, multiple categories of variables may contribute to a student's likelihood of continuing or discontinuing their studies. These factors typically include academic indicators, demographic characteristics, and behavioral or social variables.</text:p>
      <text:p text:style-name="NormalWeb">Academic performance indicators are among the most widely studied predictors of student success. Measures such as course grades, grade point average (GPA), and the number of completed credits often provide strong signals about a student's academic progress. Research has shown that early academic results can be particularly important, as difficulties during the first semesters of study may increase the likelihood of dropout.</text:p>
      <text:p text:style-name="NormalWeb">In addition to academic indicators, demographic and enrollment-related characteristics may also influence student outcomes. Variables such as age, gender, ethnicity, employment status, and program of study have been explored in previous studies as potential predictors of academic success<text:s/><text:span text:style-name="T102">(Kovacic, 2010)</text:span>. For example, research analyzing student enrolment data has demonstrated that demographic characteristics and enrollment information may provide useful predictive signals, although these variables alone may have limited predictive power without academic performance indicators.</text:p>
      <text:p text:style-name="NormalWeb">Social and personal factors may also contribute to differences in student performance. Characteristics such as family background, parental education, socioeconomic conditions, and living arrangements may influence a student's learning environment and academic engagement. Educational data mining studies have shown that these types of variables can reveal patterns related to student achievement and academic difficulties<text:s/><text:span text:style-name="T103">(Saa, 2016)</text:span>.</text:p>
      <text:p text:style-name="NormalWeb">Because student success is influenced by multiple interacting factors, predictive models typically incorporate a combination of academic, demographic, and behavioral variables. By analyzing these different types of data together, machine learning models can identify patterns that help estimate a student's likelihood of successfully continuing their studies. Understanding these factors is therefore essential for building predictive models that aim to identify students who may require additional academic support.</text:p>
      <text:h text:style-name="P104" text:outline-level="2"><text:bookmark-start text:name="_Toc223989664"/><text:bookmark-start text:name="_Toc224141124"/>Summary<text:bookmark-end text:name="_Toc223989664"/><text:bookmark-end text:name="_Toc224141124"/></text:h>
      <text:p text:style-name="NormalWeb">Student dropout in higher education remains a significant challenge for educational institutions worldwide. Previous research has shown that predictive analytics and machine learning techniques can be used to analyze student data and identify patterns associated with academic success and dropout risk. Studies in the field of educational data mining have demonstrated that a combination of academic performance indicators,<text:s/><text:soft-page-break/>demographic characteristics, and behavioral variables can provide useful signals for predicting student outcomes.</text:p>
      <text:p text:style-name="NormalWeb">Various machine learning methods, including logistic regression, decision trees, random forests, neural networks, and support vector machines, have been applied to educational datasets in order to build predictive models. These models aim to detect students who may be at risk of leaving their studies early, allowing universities to implement timely interventions and provide additional academic support.</text:p>
      <text:p text:style-name="NormalWeb">Based on the insights from the reviewed literature, this project aims to explore the application of machine learning techniques for predicting student dropout risk using early academic and demographic data. By analyzing relevant predictors and applying suitable machine learning models, the project seeks to contribute to the understanding of student retention and the potential use of predictive analytics in educational decision-making.</text:p>
      <text:p text:style-name="NormalWeb">Based on the insights obtained from the reviewed literature, the following analytic approach outlines how machine learning techniques will be applied to the dataset in order to develop a predictive model for student dropout.</text:p>
      <text:h text:style-name="P105" text:outline-level="1"><text:bookmark-start text:name="_Toc224141125"/>Analytic Approach<text:bookmark-end text:name="_Toc224141125"/></text:h>
      <text:p text:style-name="Normal">The dataset used in this project is the<text:s/><text:span text:style-name="T106">"Predict Students’ Dropout and Academic Success"<text:s/></text:span>dataset, which contains demographic, academic, and socio-economic variables describing university students. These variables include admission information, academic performance indicators, and macroeconomic factors such as unemployment rate, inflation rate, and GDP. The dataset also contains a target variable representing the final academic status of each student.</text:p>
      <text:h text:style-name="P107" text:outline-level="2"><text:bookmark-start text:name="_Toc224141126"/>Problem Formulation<text:bookmark-end text:name="_Toc224141126"/></text:h>
      <text:p text:style-name="Normal">The objective of this project is to develop a machine learning model capable of predicting whether a student will<text:s/><text:span text:style-name="T108">drop out<text:s/></text:span>or<text:span text:style-name="T109"><text:s/></text:span>successfully<text:span text:style-name="T110"><text:s/>graduate</text:span><text:s/>from their academic program. The prediction will be based on demographic, academic, and socio-economic variables available in the dataset.</text:p>
      <text:p text:style-name="Normal">The original dataset contains three possible academic outcomes:<text:s/><text:span text:style-name="T111">Dropout</text:span>,<text:s/><text:span text:style-name="T112">Enrolled</text:span>, and<text:s/><text:span text:style-name="T113">Graduate</text:span>. Since the<text:s/><text:span text:style-name="T114">Enrolled</text:span><text:s/>category represents students whose final academic outcome is not yet determined, including these observations would introduce uncertainty into the prediction task. Therefore, records labeled as<text:s/><text:span text:style-name="T115">Enrolled</text:span><text:s/>will be excluded from the analysis.</text:p>
      <text:p text:style-name="Normal">As a result, the prediction problem is formulated as a<text:s/><text:span text:style-name="T116">binary classification task</text:span>, where:</text:p>
      <table:table table:style-name="Table117">
        <table:table-columns>
          <table:table-column table:style-name="TableColumn118"/>
        </table:table-columns>
        <table:table-row table:style-name="TableRow119">
          <table:table-cell table:style-name="TableCell120">
            <text:p text:style-name="P121">1 = Dropout</text:p>
            <text:p text:style-name="P122">0 = Graduate</text:p>
          </table:table-cell>
        </table:table-row>
      </table:table>
      <text:p text:style-name="Normal"/>
      <text:p text:style-name="Normal">This formulation ensures that the model is trained only on observations with known final academic outcomes.</text:p>
      <text:h text:style-name="P123" text:outline-level="2"><text:bookmark-start text:name="_Toc224141127"/><text:soft-page-break/>Machine Learning Models<text:bookmark-end text:name="_Toc224141127"/></text:h>
      <text:p text:style-name="Normal">Several machine learning algorithms have been used in previous research to predict student dropout, including logistic regression, decision trees, random forests, support vector machines, and neural networks.</text:p>
      <text:p text:style-name="Normal">Considering the scope of this practice challenge, this project will focus on implementing a set of<text:s/><text:span text:style-name="T124">commonly used and interpretable classification models</text:span>.</text:p>
      <text:p text:style-name="Normal">The following models will be explored:</text:p>
      <text:list text:style-name="LFO1" text:continue-numbering="true">
        <text:list-item>
          <text:p text:style-name="P125"><text:span text:style-name="T126">Logistic Regression</text:span><text:s/>– used as the baseline model due to its simplicity and interpretability.</text:p>
        </text:list-item>
        <text:list-item>
          <text:p text:style-name="P127"><text:span text:style-name="T128">Random Forest</text:span><text:s/>– an ensemble learning method that can capture more complex relationships between variables.</text:p>
        </text:list-item>
        <text:list-item>
          <text:p text:style-name="P129"><text:span text:style-name="T130">Gradient Boosting</text:span><text:s/>– a boosting-based ensemble technique that often achieves strong predictive performance in classification tasks.</text:p>
        </text:list-item>
      </text:list>
      <text:p text:style-name="Normal">These models provide a balance between interpretability and predictive performance while remaining feasible within the scope of the project.</text:p>
      <text:h text:style-name="P131" text:outline-level="2"><text:bookmark-start text:name="_Toc224141128"/>Data Preparation<text:bookmark-end text:name="_Toc224141128"/></text:h>
      <text:p text:style-name="Normal">Before training the machine learning models, several preprocessing steps will be performed to prepare the dataset.</text:p>
      <text:p text:style-name="Normal">These steps include:</text:p>
      <text:p text:style-name="P132">Data Cleaning</text:p>
      <text:list text:style-name="LFO1" text:continue-numbering="true">
        <text:list-item>
          <text:p text:style-name="P133">Checking for missing values or inconsistent data</text:p>
        </text:list-item>
        <text:list-item>
          <text:p text:style-name="P134">Removing duplicate records if present</text:p>
        </text:list-item>
      </text:list>
      <text:p text:style-name="P135">Feature Transformation</text:p>
      <text:list text:style-name="LFO1" text:continue-numbering="true">
        <text:list-item>
          <text:p text:style-name="P136">Converting categorical variables into numerical representations when necessary</text:p>
        </text:list-item>
        <text:list-item>
          <text:p text:style-name="P137">Normalizing or scaling numerical features where appropriate</text:p>
        </text:list-item>
      </text:list>
      <text:p text:style-name="P138">Feature Selection</text:p>
      <text:list text:style-name="LFO1" text:continue-numbering="true">
        <text:list-item>
          <text:p text:style-name="P139">Identifying variables that are most relevant for predicting student outcomes</text:p>
        </text:list-item>
        <text:list-item>
          <text:p text:style-name="P140">Removing variables that may introduce noise or data leakage</text:p>
        </text:list-item>
      </text:list>
      <text:p text:style-name="Normal">Exploratory data analysis and correlation analysis will be conducted to better understand relationships between features and the target variable.</text:p>
      <text:h text:style-name="P141" text:outline-level="2"><text:bookmark-start text:name="_Toc224141129"/><text:soft-page-break/>Model Evaluation<text:bookmark-end text:name="_Toc224141129"/></text:h>
      <text:p text:style-name="Normal">To evaluate model performance, the dataset will be divided into<text:s/><text:span text:style-name="T142">training<text:s/></text:span>and<text:span text:style-name="T143"><text:s/>testing subsets</text:span>. The training data will be used to train the models, while the testing data will be used to evaluate their predictive performance on unseen observations.</text:p>
      <text:p text:style-name="Normal">Model performance will be assessed using standard classification metrics, including:</text:p>
      <text:list text:style-name="LFO1" text:continue-numbering="true">
        <text:list-item>
          <text:p text:style-name="P144">Accuracy</text:p>
        </text:list-item>
        <text:list-item>
          <text:p text:style-name="P145">Precision</text:p>
        </text:list-item>
        <text:list-item>
          <text:p text:style-name="P146">Recall</text:p>
        </text:list-item>
        <text:list-item>
          <text:p text:style-name="P147">F1-score</text:p>
        </text:list-item>
        <text:list-item>
          <text:p text:style-name="P148">Confusion Matrix</text:p>
        </text:list-item>
      </text:list>
      <text:p text:style-name="Normal">Since student dropout datasets often exhibit an<text:s/><text:span text:style-name="T149">imbalanced class distribution</text:span>, particular attention will be given to evaluating model performance beyond simple accuracy. Certain emphasis will be placed on<text:s/><text:span text:style-name="T150">recall</text:span><text:s/>for the<text:s/><text:span text:style-name="T151">dropout class</text:span>, as correctly identifying students at risk of dropping out is the primary objective of the predictive system.</text:p>
      <text:h text:style-name="P152" text:outline-level="2"><text:bookmark-start text:name="_Toc224141130"/>Iterative Model Development<text:bookmark-end text:name="_Toc224141130"/></text:h>
      <text:p text:style-name="Normal">The development of the predictive model will follow an<text:s/><text:span text:style-name="T153">iterative approach</text:span><text:s/>consisting of several stages.</text:p>
      <text:h text:style-name="P154" text:outline-level="3"><text:bookmark-start text:name="_Toc224141131"/>Iteration 1 – Baseline Model<text:bookmark-end text:name="_Toc224141131"/></text:h>
      <text:list text:style-name="LFO1" text:continue-numbering="true">
        <text:list-item>
          <text:p text:style-name="P155">Implementation of<text:s/><text:span text:style-name="T156">Logistic Regression</text:span></text:p>
        </text:list-item>
        <text:list-item>
          <text:p text:style-name="P157">Establishing baseline model performance</text:p>
        </text:list-item>
      </text:list>
      <text:h text:style-name="P158" text:outline-level="3"><text:bookmark-start text:name="_Toc224141132"/>Iteration 2 – Model Comparison<text:bookmark-end text:name="_Toc224141132"/></text:h>
      <text:list text:style-name="LFO1" text:continue-numbering="true">
        <text:list-item>
          <text:p text:style-name="P159">Training additional models such as<text:s/><text:span text:style-name="T160">Random Forest</text:span><text:s/>and<text:s/><text:span text:style-name="T161">Gradient Boosting</text:span></text:p>
        </text:list-item>
        <text:list-item>
          <text:p text:style-name="P162">Comparing their performance with the baseline model</text:p>
        </text:list-item>
      </text:list>
      <text:h text:style-name="P163" text:outline-level="3"><text:bookmark-start text:name="_Toc224141133"/>Iteration 3 – Model Optimization<text:bookmark-end text:name="_Toc224141133"/></text:h>
      <text:list text:style-name="LFO1" text:continue-numbering="true">
        <text:list-item>
          <text:p text:style-name="P164"><text:span text:style-name="T165">Hyperparameter</text:span><text:s/>tuning of the best-performing model</text:p>
        </text:list-item>
        <text:list-item>
          <text:p text:style-name="P166">Potential threshold adjustments to improve dropout detection</text:p>
        </text:list-item>
      </text:list>
      <text:p text:style-name="Normal">This iterative approach allows progressive improvement of the model while maintaining a structured and transparent development process.</text:p>
      <text:h text:style-name="P167" text:outline-level="1"><text:bookmark-start text:name="_Toc223989665"/><text:bookmark-start text:name="_Toc224141134"/>References<text:bookmark-end text:name="_Toc223989665"/><text:bookmark-end text:name="_Toc224141134"/></text:h>
      <text:p text:style-name="P168">Aulck, L., Velagapudi, N., Blumenstock, J., &amp; West, J. (2016).</text:p>
      <text:p text:style-name="Normal"><text:span text:style-name="T169">Predicting Student Dropout in Higher Education.<text:s/></text:span><text:a xlink:href="https://arxiv.org/pdf/1606.06364" office:target-frame-name="_top" xlink:show="replace"><text:span text:style-name="T170">https://arxiv.org/pdf/1606.06364</text:span></text:a></text:p>
      <text:p text:style-name="NormalWeb">Agrusti, F., Bonavolontà, G., &amp; Mezzini, M. (2019).</text:p>
      <text:soft-page-break/>
      <text:p text:style-name="NormalWeb">University Dropout Prediction through Educational Data Mining Techniques: A Systematic Review.<text:s/><text:a xlink:href="https://je-lks.org/ojs/in%09dex.php/Je-LKS_EN/article/view/1135017/1142" office:target-frame-name="_top" xlink:show="replace"><text:span text:style-name="Hyperlink">https://je-lks.org/ojs/in</text:span><text:span text:style-name="Hyperlink"><text:tab/>dex.php/Je-LKS_EN/article/view/1135017/1142</text:span></text:a></text:p>
      <text:p text:style-name="NormalWeb">Kovacic, Z. (2010).</text:p>
      <text:p text:style-name="NormalWeb">Early Prediction of Student Success: Mining Students’ Enrolment Data.<text:s/><text:a xlink:href="https://repository.openpolytechnic.ac.nz/server/api/core/bitstreams/90765bf0-20a8-41e6-80db-0fa0c42da411/content" office:target-frame-name="_top" xlink:show="replace"><text:span text:style-name="Hyperlink">https://repository.openpolytechnic.ac.nz/server/api/core/bitstreams</text:span><text:bookmark-start text:name="_Hlt223988934"/><text:bookmark-start text:name="_Hlt223988935"/><text:span text:style-name="Hyperlink">/</text:span><text:bookmark-end text:name="_Hlt223988934"/><text:bookmark-end text:name="_Hlt223988935"/><text:span text:style-name="Hyperlink">90765bf0-20a8-41e6-80db-0fa0c42da411/content</text:span></text:a></text:p>
      <text:p text:style-name="NormalWeb">Althibyani, A. (2024).</text:p>
      <text:p text:style-name="NormalWeb">Early Prediction of Student Dropout in Higher Education using Machine Learning Models.<text:s/><text:a xlink:href="https://files.eric.ed.gov/fulltext/ED675569.pdf" office:target-frame-name="_top" xlink:show="replace"><text:span text:style-name="Hyperlink">https://files.eric.ed.gov/fulltext/ED675569.pdf</text:span></text:a></text:p>
      <text:p text:style-name="NormalWeb">Saa, A. (2016).</text:p>
      <text:p text:style-name="NormalWeb">Educational Data Mining &amp; Students’ Performance Prediction.<text:s/><text:a xlink:href="https://pdfs.semanticscholar.org/b280/216a1d63015afc6a3d1aac9595aeb2b7dd5a.pdf" office:target-frame-name="_top" xlink:show="replace"><text:span text:style-name="Hyperlink">https://pdfs.semanticscholar.org/b280/216a1d63015afc6a3d1aac9595aeb2b7dd5a.pdf</text:span></text:a></text:p>
      <text:p text:style-name="NormalWeb"/>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margin-top="0.1666in" fo:margin-bottom="0in" fo:line-height="105%"/>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omain Understanding: Predicting Student Dropout Using Machine Learning</dc:title>
    <dc:description/>
    <dc:subject>Practice Challenge – Predicting Student Dropout Risk</dc:subject>
    <meta:initial-creator>Malamski,Dimitar D.S.</meta:initial-creator>
    <dc:creator>Malamski,Dimitar D.S.</dc:creator>
    <meta:creation-date>2026-03-09T21:09:00Z</meta:creation-date>
    <dc:date>2026-03-11T16:05:00Z</dc:date>
    <meta:template xlink:href="Normal.dotm" xlink:type="simple"/>
    <meta:editing-cycles>56</meta:editing-cycles>
    <meta:editing-duration>PT7440S</meta:editing-duration>
    <meta:document-statistic meta:page-count="9" meta:paragraph-count="41" meta:word-count="3088" meta:character-count="20650" meta:row-count="146" meta:non-whitespace-character-count="17603"/>
  </office:meta>
</office:document-meta>
</file>